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dbb6" officeooo:paragraph-rsid="0011dbb6"/>
    </style:style>
    <style:style style:name="P2" style:family="paragraph" style:parent-style-name="Standard">
      <style:text-properties officeooo:rsid="0012f864" officeooo:paragraph-rsid="0012f864"/>
    </style:style>
    <style:style style:name="P3" style:family="paragraph" style:parent-style-name="Standard">
      <style:text-properties officeooo:rsid="00157816" officeooo:paragraph-rsid="00157816"/>
    </style:style>
    <style:style style:name="P4" style:family="paragraph" style:parent-style-name="Standard" style:list-style-name="L1">
      <style:text-properties officeooo:rsid="0011dbb6" officeooo:paragraph-rsid="00157816"/>
    </style:style>
    <style:style style:name="P5" style:family="paragraph" style:parent-style-name="Standard" style:list-style-name="L1">
      <style:text-properties officeooo:rsid="0014b9fa" officeooo:paragraph-rsid="00157816"/>
    </style:style>
    <style:style style:name="P6" style:family="paragraph" style:parent-style-name="Standard">
      <style:text-properties officeooo:rsid="00157816" officeooo:paragraph-rsid="00157816"/>
    </style:style>
    <style:style style:name="P7" style:family="paragraph" style:parent-style-name="Standard">
      <style:text-properties officeooo:rsid="0016ae9c" officeooo:paragraph-rsid="0016ae9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Introduction </text:p>
      <text:p text:style-name="P1"/>
      <text:p text:style-name="P2">getting started with application creation</text:p>
      <text:p text:style-name="P3">tree structure diagram screenshot</text:p>
      <text:p text:style-name="P3">copy-paste code</text:p>
      <text:p text:style-name="P7">Terminal:</text:p>
      <text:p text:style-name="P7">navigate to desired directory</text:p>
      <text:p text:style-name="P7"><text:tab/>npx create-react-app pdf-creator</text:p>
      <text:p text:style-name="P7"><text:tab/></text:p>
      <text:p text:style-name="P3"/>
      <text:p text:style-name="P3">Explaination steps</text:p>
      <text:list xml:id="list2822568307" text:style-name="L1">
        <text:list-item>
          <text:p text:style-name="P4">convert image to base64 using the link : <text:a xlink:type="simple" xlink:href="https://www.base64-image.de/" text:style-name="Internet_20_link" text:visited-style-name="Visited_20_Internet_20_Link">https://www.base64-image.de/</text:a></text:p>
        </text:list-item>
        <text:list-item>
          <text:p text:style-name="P5">exporting the base64-image data from another file </text:p>
        </text:list-item>
        <text:list-item>
          <text:p text:style-name="P5">adding text </text:p>
        </text:list-item>
        <text:list-item>
          <text:p text:style-name="P5">adding border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3" meta:word-count="46" meta:character-count="344" meta:non-whitespace-character-count="309"/>
  </office:meta>
</office:document-meta>
</file>